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West Oxfordshire 2011</text:p>
          </table:table-cell>
          <table:table-cell table:number-columns-repeated="2"/>
          <table:table-cell table:style-name="ce2" table:formula="of:=SUM([.E3:.E29])" office:value-type="float" office:value="16">
            <text:p>16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3" table:number-columns-repeated="2"/>
          <table:table-cell table:style-name="ce8" table:number-columns-repeated="4"/>
          <table:table-cell table:style-name="ce10" table:number-columns-repeated="4"/>
          <table:table-cell table:style-name="ce12"/>
          <table:table-cell table:style-name="ce8" table:number-columns-repeated="6"/>
          <table:table-cell table:style-name="ce10" table:number-columns-repeated="4"/>
          <table:table-cell table:style-name="ce12"/>
          <table:table-cell table:style-name="ce8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table:number-columns-repeated="10"/>
          <table:table-cell table:style-name="ce10"/>
          <table:table-cell table:style-name="ce9" table:number-columns-repeated="4"/>
          <table:table-cell table:style-name="ce7" table:number-columns-repeated="6"/>
        </table:table-row>
        <table:table-row table:style-name="ro2">
          <table:table-cell/>
          <table:table-cell office:value-type="string">
            <text:p>Alvescot &amp; Filkins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565">
            <text:p>565</text:p>
          </table:table-cell>
          <table:table-cell table:style-name="ce4" table:number-columns-repeated="2"/>
          <table:table-cell table:style-name="ce10" office:value-type="float" office:value="200">
            <text:p>200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Ascott &amp; Ship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mpton and Clanfield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53">
            <text:p>1,053</text:p>
          </table:table-cell>
          <table:table-cell table:style-name="ce4" table:number-columns-repeated="2"/>
          <table:table-cell table:style-name="ce10" office:value-type="float" office:value="413">
            <text:p>413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rize Norton &amp; Shil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urfor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arterton North East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99">
            <text:p>799</text:p>
          </table:table-cell>
          <table:table-cell table:style-name="ce4"/>
          <table:table-cell table:style-name="ce4" office:value-type="float" office:value="226">
            <text:p>226</text:p>
          </table:table-cell>
          <table:table-cell table:style-name="ce10" office:value-type="float" office:value="174">
            <text:p>174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arterton North West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928">
            <text:p>928</text:p>
          </table:table-cell>
          <table:table-cell table:number-columns-repeated="2"/>
          <table:table-cell office:value-type="float" office:value="351">
            <text:p>351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arterton South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893">
            <text:p>893</text:p>
          </table:table-cell>
          <table:table-cell office:value-type="float" office:value="129">
            <text:p>129</text:p>
          </table:table-cell>
          <table:table-cell office:value-type="float" office:value="187">
            <text:p>187</text:p>
          </table:table-cell>
          <table:table-cell office:value-type="float" office:value="83">
            <text:p>83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hadlington &amp; Churchill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harlbury &amp; Finstock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716">
            <text:p>716</text:p>
          </table:table-cell>
          <table:table-cell office:value-type="float" office:value="199">
            <text:p>199</text:p>
          </table:table-cell>
          <table:table-cell office:value-type="float" office:value="677">
            <text:p>677</text:p>
          </table:table-cell>
          <table:table-cell office:value-type="float" office:value="165">
            <text:p>165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hipping Nor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33">
            <text:p>833</text:p>
          </table:table-cell>
          <table:table-cell office:value-type="float" office:value="881">
            <text:p>881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table:number-columns-repeated="4"/>
          <table:table-cell office:value-type="float" office:value="537">
            <text:p>537</text:p>
          </table:table-cell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Duckling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Eynsham &amp; Cass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72">
            <text:p>872</text:p>
          </table:table-cell>
          <table:table-cell office:value-type="float" office:value="399">
            <text:p>399</text:p>
          </table:table-cell>
          <table:table-cell office:value-type="float" office:value="831">
            <text:p>831</text:p>
          </table:table-cell>
          <table:table-cell office:value-type="float" office:value="197">
            <text:p>197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Freeland &amp; Hanboroug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Hailey, Minster Lovell &amp; Leafiel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09">
            <text:p>1009</text:p>
          </table:table-cell>
          <table:table-cell office:value-type="float" office:value="197">
            <text:p>197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Kingham, Rollright &amp; Enstone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88">
            <text:p>1088</text:p>
          </table:table-cell>
          <table:table-cell office:value-type="float" office:value="279">
            <text:p>279</text:p>
          </table:table-cell>
          <table:table-cell/>
          <table:table-cell office:value-type="float" office:value="217">
            <text:p>217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Milton under Wychwoo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North Leig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tandlake, Aston &amp; Stanton Harcour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tonesfield &amp; Tackley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77">
            <text:p>1077</text:p>
          </table:table-cell>
          <table:table-cell/>
          <table:table-cell office:value-type="float" office:value="259">
            <text:p>259</text:p>
          </table:table-cell>
          <table:table-cell office:value-type="float" office:value="423">
            <text:p>423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The Bartons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itney Central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13">
            <text:p>813</text:p>
          </table:table-cell>
          <table:table-cell office:value-type="float" office:value="572">
            <text:p>572</text:p>
          </table:table-cell>
          <table:table-cell/>
          <table:table-cell office:value-type="float" office:value="205">
            <text:p>205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itney Ea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31">
            <text:p>1131</text:p>
          </table:table-cell>
          <table:table-cell office:value-type="float" office:value="1006">
            <text:p>1006</text:p>
          </table:table-cell>
          <table:table-cell office:value-type="float" office:value="160">
            <text:p>160</text:p>
          </table:table-cell>
          <table:table-cell office:value-type="float" office:value="241">
            <text:p>241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itney Nor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798">
            <text:p>798</text:p>
          </table:table-cell>
          <table:table-cell office:value-type="float" office:value="214">
            <text:p>214</text:p>
          </table:table-cell>
          <table:table-cell office:value-type="float" office:value="210">
            <text:p>210</text:p>
          </table:table-cell>
          <table:table-cell office:value-type="float" office:value="261">
            <text:p>261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itney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922">
            <text:p>922</text:p>
          </table:table-cell>
          <table:table-cell office:value-type="float" office:value="398">
            <text:p>398</text:p>
          </table:table-cell>
          <table:table-cell office:value-type="float" office:value="125">
            <text:p>125</text:p>
          </table:table-cell>
          <table:table-cell office:value-type="float" office:value="166">
            <text:p>166</text:p>
          </table:table-cell>
          <table:table-cell table:number-columns-repeated="4"/>
          <table:table-cell office:value-type="float" office:value="306">
            <text:p>306</text:p>
          </table:table-cell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itney We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office:value-type="float" office:value="258">
            <text:p>258</text:p>
          </table:table-cell>
          <table:table-cell/>
          <table:table-cell office:value-type="float" office:value="149">
            <text:p>149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oodstock &amp; Blad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style-name="ce4"/>
          <table:table-cell table:number-columns-repeated="5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65376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131">
          <table:table-cell table:number-columns-repeated="6"/>
          <table:table-cell table:style-name="ce4" table:number-columns-repeated="3"/>
          <table:table-cell table:style-name="ce10" table:number-columns-repeated="23"/>
          <table:table-cell table:style-name="ce4" table:number-columns-repeated="6"/>
        </table:table-row>
        <table:table-row table:style-name="ro2" table:number-rows-repeated="983032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7" table:default-cell-style-name="ce16"/>
        <table:table-column table:style-name="co5" table:default-cell-style-name="ce11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3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West Oxfordshire</text:p>
          </table:table-cell>
          <table:table-cell table:number-columns-repeated="2"/>
          <table:table-cell table:style-name="ce2" table:formula="of:=SUM([.E3:.E29])" office:value-type="float" office:value="16">
            <text:p>16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14" table:number-columns-repeated="2"/>
          <table:table-cell table:style-name="ce15" table:number-columns-repeated="7"/>
          <table:table-cell table:style-name="ce10"/>
          <table:table-cell table:style-name="ce12"/>
          <table:table-cell table:style-name="ce15" table:number-columns-repeated="10"/>
          <table:table-cell table:style-name="ce12"/>
          <table:table-cell table:style-name="ce15" table:number-columns-repeated="3"/>
          <table:table-cell table:style-name="ce14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0"/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6" table:number-columns-repeated="6"/>
        </table:table-row>
        <table:table-row table:style-name="ro1">
          <table:table-cell/>
          <table:table-cell office:value-type="string">
            <text:p>Alvescot &amp; Filkins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ss David John McFarlane</text:p>
          </table:table-cell>
          <table:table-cell table:style-name="ce14" table:number-columns-repeated="2"/>
          <table:table-cell table:style-name="ce15" office:value-type="string">
            <text:p>Alma Ann Tumilowicz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Ascott &amp; Ship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Bampton and Clanfield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k Robert Booty</text:p>
          </table:table-cell>
          <table:table-cell table:style-name="ce14" table:number-columns-repeated="2"/>
          <table:table-cell office:value-type="string">
            <text:p>Maurice Fantato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Brize Norton &amp; Shil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Burfor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Carterton North East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rman Alexander MacRae</text:p>
          </table:table-cell>
          <table:table-cell table:style-name="ce14"/>
          <table:table-cell office:value-type="string">
            <text:p>Jonathan Robert Biggs</text:p>
          </table:table-cell>
          <table:table-cell table:style-name="ce15" office:value-type="string">
            <text:p>Frederick James Cousins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Carterton North West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ter James Handley</text:p>
          </table:table-cell>
          <table:table-cell table:number-columns-repeated="2"/>
          <table:table-cell office:value-type="string">
            <text:p>Rosanna Taylor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Carterton South 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ael Brennan</text:p>
          </table:table-cell>
          <table:table-cell office:value-type="string">
            <text:p>William Walter Tumbridge</text:p>
          </table:table-cell>
          <table:table-cell office:value-type="string">
            <text:p>Peter Madden</text:p>
          </table:table-cell>
          <table:table-cell office:value-type="string">
            <text:p>John-Patrick Stacey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Chadlington &amp; Churchill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5"/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Charlbury &amp; Finstock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ywel Gereint Davies</text:p>
          </table:table-cell>
          <table:table-cell office:value-type="string">
            <text:p>Lesley Sheila Algar</text:p>
          </table:table-cell>
          <table:table-cell office:value-type="string">
            <text:p>Elizabeth Pendrill Raphael Leffman</text:p>
          </table:table-cell>
          <table:table-cell office:value-type="string">
            <text:p>Celia Jocelyn Kerslake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Chipping Nor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vid Edward Stephen Lydiat</text:p>
          </table:table-cell>
          <table:table-cell office:value-type="string">
            <text:p>Evelyn Mary Coles</text:p>
          </table:table-cell>
          <table:table-cell office:value-type="string">
            <text:p>Amanda Phyllis Epps</text:p>
          </table:table-cell>
          <table:table-cell office:value-type="string">
            <text:p>Catherine Hickman</text:p>
          </table:table-cell>
          <table:table-cell table:number-columns-repeated="4"/>
          <table:table-cell office:value-type="string">
            <text:p>Susan Bartholomew</text:p>
          </table:table-cell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Duckling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Eynsham &amp; Cass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ter David Kelland</text:p>
          </table:table-cell>
          <table:table-cell office:value-type="string">
            <text:p>Merilyn Davies</text:p>
          </table:table-cell>
          <table:table-cell office:value-type="string">
            <text:p>Richard Andrews</text:p>
          </table:table-cell>
          <table:table-cell office:value-type="string">
            <text:p>Sarah MacDonald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Freeland &amp; Hanboroug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Hailey, Minster Lovell &amp; Leafiel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arwick David Robinson</text:p>
          </table:table-cell>
          <table:table-cell office:value-type="string">
            <text:p>Frances Jean Ashworth</text:p>
          </table:table-cell>
          <table:table-cell office:value-type="string">
            <text:p>Gillian Elizabeth Workman</text:p>
          </table:table-cell>
          <table:table-cell office:value-type="string">
            <text:p>Andrew Wright</text:p>
          </table:table-cell>
          <table:table-cell table:style-name="ce15" table:number-columns-repeated="6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Kingham, Rollright &amp; Enstone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drew Clive Beaney</text:p>
          </table:table-cell>
          <table:table-cell office:value-type="string">
            <text:p>Charles Neville Richard Watson</text:p>
          </table:table-cell>
          <table:table-cell/>
          <table:table-cell office:value-type="string">
            <text:p>Kevin Jonathan Hickman</text:p>
          </table:table-cell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Milton under Wychwoo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>
          <table:table-cell/>
          <table:table-cell office:value-type="string">
            <text:p>North Leig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Standlake, Aston &amp; Stanton Harcour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Stonesfield &amp; Tackley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arles Cottrell-Dormer</text:p>
          </table:table-cell>
          <table:table-cell/>
          <table:table-cell office:value-type="string">
            <text:p>Michael Charles Baggaley</text:p>
          </table:table-cell>
          <table:table-cell office:value-type="string">
            <text:p>Susan Mary Huntley Turnbull</text:p>
          </table:table-cell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The Bartons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itney Central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ter John Gardyne Dorward</text:p>
          </table:table-cell>
          <table:table-cell office:value-type="string">
            <text:p>Andrew Stanley Coles</text:p>
          </table:table-cell>
          <table:table-cell/>
          <table:table-cell office:value-type="string">
            <text:p>Jonathan Andrew Strode</text:p>
          </table:table-cell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itney Ea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an Elizabeth Davies</text:p>
          </table:table-cell>
          <table:table-cell office:value-type="string">
            <text:p>Duncan Shaw Thomas Enright</text:p>
          </table:table-cell>
          <table:table-cell office:value-type="string">
            <text:p>Ross Greville Charles Beadle</text:p>
          </table:table-cell>
          <table:table-cell office:value-type="string">
            <text:p>Kate Louise Griffin</text:p>
          </table:table-cell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itney Nor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ichard Andrew Langridge</text:p>
          </table:table-cell>
          <table:table-cell office:value-type="string">
            <text:p>Alfred Amadu Veenod Fullah</text:p>
          </table:table-cell>
          <table:table-cell office:value-type="string">
            <text:p>Ruth Helen Smith</text:p>
          </table:table-cell>
          <table:table-cell office:value-type="string">
            <text:p>Brigitte Anne Hickman</text:p>
          </table:table-cell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itney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vin Jon Adams</text:p>
          </table:table-cell>
          <table:table-cell office:value-type="string">
            <text:p>Michael Paul Enright</text:p>
          </table:table-cell>
          <table:table-cell office:value-type="string">
            <text:p>Olive Minett</text:p>
          </table:table-cell>
          <table:table-cell office:value-type="string">
            <text:p>Andrew Christopher King</text:p>
          </table:table-cell>
          <table:table-cell table:number-columns-repeated="4"/>
          <table:table-cell office:value-type="string">
            <text:p>James Firth Robertshaw</text:p>
          </table:table-cell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itney We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rry Brian Eaglestone</text:p>
          </table:table-cell>
          <table:table-cell office:value-type="string">
            <text:p>David John Wesson</text:p>
          </table:table-cell>
          <table:table-cell/>
          <table:table-cell office:value-type="string">
            <text:p>Paul Dominic Creighton</text:p>
          </table:table-cell>
          <table:table-cell table:number-columns-repeated="5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oodstock &amp; Blad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11"/>
          <table:table-cell table:style-name="ce15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5" table:number-columns-repeated="7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4" table:number-columns-repeated="3"/>
          <table:table-cell table:style-name="ce15" table:number-columns-repeated="7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>
          <table:table-cell table:style-name="ce3"/>
          <table:table-cell table:number-columns-repeated="5"/>
          <table:table-cell table:style-name="ce14" table:number-columns-repeated="3"/>
          <table:table-cell table:style-name="ce15" table:number-columns-repeated="7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 table:number-rows-repeated="2">
          <table:table-cell table:number-columns-repeated="6"/>
          <table:table-cell table:style-name="ce14" table:number-columns-repeated="3"/>
          <table:table-cell table:style-name="ce15" table:number-columns-repeated="7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 table:number-rows-repeated="2">
          <table:table-cell table:style-name="ce4"/>
          <table:table-cell table:number-columns-repeated="5"/>
          <table:table-cell table:style-name="ce14" table:number-columns-repeated="3"/>
          <table:table-cell table:style-name="ce15" table:number-columns-repeated="7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 table:number-rows-repeated="65507">
          <table:table-cell table:number-columns-repeated="6"/>
          <table:table-cell table:style-name="ce14" table:number-columns-repeated="3"/>
          <table:table-cell table:style-name="ce15" table:number-columns-repeated="7"/>
          <table:table-cell table:style-name="ce10"/>
          <table:table-cell table:style-name="ce15" table:number-columns-repeated="15"/>
          <table:table-cell table:style-name="ce14" table:number-columns-repeated="6"/>
        </table:table-row>
        <table:table-row table:style-name="ro2" table:number-rows-repeated="983032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09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8T09:49:58.65</dc:date>
    <meta:editing-duration>P2DT47M22S</meta:editing-duration>
    <meta:editing-cycles>113</meta:editing-cycles>
    <meta:generator>OpenOffice.org/3.4$Win32 OpenOffice.org_project/340m1$Build-9590</meta:generator>
    <meta:document-statistic meta:table-count="2" meta:cell-count="343" meta:object-count="0"/>
  </office:meta>
</office:document-meta>
</file>